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hn Doe <text:s/></text:p>
      <text:p text:style-name="Standard">Email: john.doe@example.com <text:s/></text:p>
      <text:p text:style-name="Standard">Phone: +1 555-123-4567 <text:s/></text:p>
      <text:p text:style-name="Standard">LinkedIn: linkedin.com/in/johndoe <text:s/></text:p>
      <text:p text:style-name="Standard">Location: New York, NY <text:s/></text:p>
      <text:p text:style-name="Standard"/>
      <text:p text:style-name="Standard">Objective: <text:s/></text:p>
      <text:p text:style-name="Standard">Detail-oriented software engineer with 5+ years of experience in full-stack development, specializing in Python, JavaScript, and cloud technologies. Passionate about building scalable web applications and improving development workflows.</text:p>
      <text:p text:style-name="Standard"/>
      <text:p text:style-name="Standard">Skills: <text:s/></text:p>
      <text:p text:style-name="Standard">- Python, JavaScript, TypeScript <text:s/></text:p>
      <text:p text:style-name="Standard">- React, Node.js, Django, Flask <text:s/></text:p>
      <text:p text:style-name="Standard">- REST APIs, GraphQL <text:s/></text:p>
      <text:p text:style-name="Standard">- AWS (EC2, S3, Lambda) <text:s/></text:p>
      <text:p text:style-name="Standard">- Docker, Git, CI/CD pipelines <text:s/></text:p>
      <text:p text:style-name="Standard">- Agile &amp; Scrum methodologies <text:s/></text:p>
      <text:p text:style-name="Standard"/>
      <text:p text:style-name="Standard">Work Experience:</text:p>
      <text:p text:style-name="Standard"/>
      <text:p text:style-name="Standard">Software Engineer <text:s/></text:p>
      <text:p text:style-name="Standard">TechCorp Inc. — New York, NY <text:s/></text:p>
      <text:p text:style-name="Standard">January 2021 – Present <text:s/></text:p>
      <text:p text:style-name="Standard">- Developed and maintained a high-traffic web platform using React and Django. <text:s/></text:p>
      <text:p text:style-name="Standard">- Implemented CI/CD pipelines using GitHub Actions and Docker. <text:s/></text:p>
      <text:p text:style-name="Standard">- Collaborated with cross-functional teams to deliver features on time. <text:s/></text:p>
      <text:p text:style-name="Standard"/>
      <text:p text:style-name="Standard">Junior Developer <text:s/></text:p>
      <text:p text:style-name="Standard">CodeWorks Solutions — Boston, MA <text:s/></text:p>
      <text:p text:style-name="Standard">June 2018 – December 2020 <text:s/></text:p>
      <text:p text:style-name="Standard">- Built internal tools with Flask and PostgreSQL. <text:s/></text:p>
      <text:p text:style-name="Standard">- Assisted in cloud migration to AWS. <text:s/></text:p>
      <text:p text:style-name="Standard">- Conducted code reviews and mentoring sessions.</text:p>
      <text:p text:style-name="Standard"/>
      <text:p text:style-name="Standard">Education: <text:s/></text:p>
      <text:p text:style-name="Standard">Bachelor of Science in Computer Science <text:s/></text:p>
      <text:p text:style-name="Standard">Boston University, 2018 <text:s/></text:p>
      <text:p text:style-name="Standard"/>
      <text:p text:style-name="Standard">Certifications: <text:s/></text:p>
      <text:p text:style-name="Standard">- AWS Certified Developer – Associate <text:s/></text:p>
      <text:p text:style-name="Standard">- Scrum Master Certification <text:s/></text:p>
      <text:p text:style-name="Standard"/>
      <text:p text:style-name="Standard">Languages: <text:s/></text:p>
      <text:p text:style-name="Standard">- English (Native) <text:s/></text:p>
      <text:p text:style-name="Standard">- Spanish (Professional Proficiency) <text:s/></text:p>
      <text:p text:style-name="Standard"/>
      <text:p text:style-name="Standard">References 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1:11:33.622655061</meta:creation-date>
    <dc:date>2025-04-17T11:12:02.728534299</dc:date>
    <meta:editing-duration>PT33S</meta:editing-duration>
    <meta:editing-cycles>1</meta:editing-cycles>
    <meta:document-statistic meta:table-count="0" meta:image-count="0" meta:object-count="0" meta:page-count="1" meta:paragraph-count="37" meta:word-count="178" meta:character-count="1348" meta:non-whitespace-character-count="1136"/>
    <meta:generator>LibreOffice/24.2.7.2$Linux_X86_64 LibreOffice_project/420$Build-2</meta:generator>
  </office:meta>
</office:document-meta>
</file>